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ize of FLO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FFER</text:p>
          </table:table-cell>
          <table:table-cell table:formula="of:=([.L1]/2)*([.L1]/2)*[.N1]" office:value-type="float" office:value="1048576" calcext:value-type="float">
            <text:p>10485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formula="of:=IF([Sheet1.B2]=&quot;&quot;;0;[Sheet1.B2]*[Sheet1.$L$2])" office:value-type="float" office:value="0" calcext:value-type="float">
            <text:p>0</text:p>
          </table:table-cell>
          <table:table-cell table:formula="of:=IF([Sheet1.C2]=&quot;&quot;;0;[Sheet1.C2]*[Sheet1.$L$2])" office:value-type="float" office:value="0" calcext:value-type="float">
            <text:p>0</text:p>
          </table:table-cell>
          <table:table-cell table:formula="of:=IF([Sheet1.D2]=&quot;&quot;;0;[Sheet1.D2]*[Sheet1.$L$2])" office:value-type="float" office:value="0" calcext:value-type="float">
            <text:p>0</text:p>
          </table:table-cell>
          <table:table-cell table:formula="of:=IF([Sheet1.E2]=&quot;&quot;;0;[Sheet1.E2]*[Sheet1.$L$2])" office:value-type="float" office:value="0" calcext:value-type="float">
            <text:p>0</text:p>
          </table:table-cell>
          <table:table-cell table:formula="of:=IF([Sheet1.F2]=&quot;&quot;;0;[Sheet1.F2]*[Sheet1.$L$2])" office:value-type="float" office:value="1048576" calcext:value-type="float">
            <text:p>1048576</text:p>
          </table:table-cell>
          <table:table-cell table:formula="of:=IF([Sheet1.G2]=&quot;&quot;;0;[Sheet1.G2]*[Sheet1.$L$2])" office:value-type="float" office:value="1048576" calcext:value-type="float">
            <text:p>1048576</text:p>
          </table:table-cell>
          <table:table-cell table:formula="of:=IF([Sheet1.H2]=&quot;&quot;;0;[Sheet1.H2]*[Sheet1.$L$2])" office:value-type="float" office:value="1048576" calcext:value-type="float">
            <text:p>1048576</text:p>
          </table:table-cell>
          <table:table-cell table:formula="of:=IF([Sheet1.I2]=&quot;&quot;;0;[Sheet1.I2]*[Sheet1.$L$2])" office:value-type="float" office:value="0" calcext:value-type="float">
            <text:p>0</text:p>
          </table:table-cell>
        </table:table-row>
        <table:table-row table:style-name="ro1">
          <table:table-cell table:formula="of:=IF([Sheet1.B3]=&quot;&quot;;0;[Sheet1.B3]*[Sheet1.$L$2])" office:value-type="float" office:value="0" calcext:value-type="float">
            <text:p>0</text:p>
          </table:table-cell>
          <table:table-cell table:formula="of:=IF([Sheet1.C3]=&quot;&quot;;0;[Sheet1.C3]*[Sheet1.$L$2])" office:value-type="float" office:value="0" calcext:value-type="float">
            <text:p>0</text:p>
          </table:table-cell>
          <table:table-cell table:formula="of:=IF([Sheet1.D3]=&quot;&quot;;0;[Sheet1.D3]*[Sheet1.$L$2])" office:value-type="float" office:value="0" calcext:value-type="float">
            <text:p>0</text:p>
          </table:table-cell>
          <table:table-cell table:formula="of:=IF([Sheet1.E3]=&quot;&quot;;0;[Sheet1.E3]*[Sheet1.$L$2])" office:value-type="float" office:value="0" calcext:value-type="float">
            <text:p>0</text:p>
          </table:table-cell>
          <table:table-cell table:formula="of:=IF([Sheet1.F3]=&quot;&quot;;0;[Sheet1.F3]*[Sheet1.$L$2])" office:value-type="float" office:value="1048576" calcext:value-type="float">
            <text:p>1048576</text:p>
          </table:table-cell>
          <table:table-cell table:formula="of:=IF([Sheet1.G3]=&quot;&quot;;0;[Sheet1.G3]*[Sheet1.$L$2])" office:value-type="float" office:value="1048576" calcext:value-type="float">
            <text:p>1048576</text:p>
          </table:table-cell>
          <table:table-cell table:formula="of:=IF([Sheet1.H3]=&quot;&quot;;0;[Sheet1.H3]*[Sheet1.$L$2])" office:value-type="float" office:value="0" calcext:value-type="float">
            <text:p>0</text:p>
          </table:table-cell>
          <table:table-cell table:formula="of:=IF([Sheet1.I3]=&quot;&quot;;0;[Sheet1.I3]*[Sheet1.$L$2])" office:value-type="float" office:value="1048576" calcext:value-type="float">
            <text:p>1048576</text:p>
          </table:table-cell>
        </table:table-row>
        <table:table-row table:style-name="ro1">
          <table:table-cell table:formula="of:=IF([Sheet1.B4]=&quot;&quot;;0;[Sheet1.B4]*[Sheet1.$L$2])" office:value-type="float" office:value="0" calcext:value-type="float">
            <text:p>0</text:p>
          </table:table-cell>
          <table:table-cell table:formula="of:=IF([Sheet1.C4]=&quot;&quot;;0;[Sheet1.C4]*[Sheet1.$L$2])" office:value-type="float" office:value="0" calcext:value-type="float">
            <text:p>0</text:p>
          </table:table-cell>
          <table:table-cell table:formula="of:=IF([Sheet1.D4]=&quot;&quot;;0;[Sheet1.D4]*[Sheet1.$L$2])" office:value-type="float" office:value="0" calcext:value-type="float">
            <text:p>0</text:p>
          </table:table-cell>
          <table:table-cell table:formula="of:=IF([Sheet1.E4]=&quot;&quot;;0;[Sheet1.E4]*[Sheet1.$L$2])" office:value-type="float" office:value="0" calcext:value-type="float">
            <text:p>0</text:p>
          </table:table-cell>
          <table:table-cell table:formula="of:=IF([Sheet1.F4]=&quot;&quot;;0;[Sheet1.F4]*[Sheet1.$L$2])" office:value-type="float" office:value="1048576" calcext:value-type="float">
            <text:p>1048576</text:p>
          </table:table-cell>
          <table:table-cell table:formula="of:=IF([Sheet1.G4]=&quot;&quot;;0;[Sheet1.G4]*[Sheet1.$L$2])" office:value-type="float" office:value="0" calcext:value-type="float">
            <text:p>0</text:p>
          </table:table-cell>
          <table:table-cell table:formula="of:=IF([Sheet1.H4]=&quot;&quot;;0;[Sheet1.H4]*[Sheet1.$L$2])" office:value-type="float" office:value="1048576" calcext:value-type="float">
            <text:p>1048576</text:p>
          </table:table-cell>
          <table:table-cell table:formula="of:=IF([Sheet1.I4]=&quot;&quot;;0;[Sheet1.I4]*[Sheet1.$L$2])" office:value-type="float" office:value="1048576" calcext:value-type="float">
            <text:p>1048576</text:p>
          </table:table-cell>
        </table:table-row>
        <table:table-row table:style-name="ro1">
          <table:table-cell table:formula="of:=IF([Sheet1.B5]=&quot;&quot;;0;[Sheet1.B5]*[Sheet1.$L$2])" office:value-type="float" office:value="0" calcext:value-type="float">
            <text:p>0</text:p>
          </table:table-cell>
          <table:table-cell table:formula="of:=IF([Sheet1.C5]=&quot;&quot;;0;[Sheet1.C5]*[Sheet1.$L$2])" office:value-type="float" office:value="0" calcext:value-type="float">
            <text:p>0</text:p>
          </table:table-cell>
          <table:table-cell table:formula="of:=IF([Sheet1.D5]=&quot;&quot;;0;[Sheet1.D5]*[Sheet1.$L$2])" office:value-type="float" office:value="0" calcext:value-type="float">
            <text:p>0</text:p>
          </table:table-cell>
          <table:table-cell table:formula="of:=IF([Sheet1.E5]=&quot;&quot;;0;[Sheet1.E5]*[Sheet1.$L$2])" office:value-type="float" office:value="0" calcext:value-type="float">
            <text:p>0</text:p>
          </table:table-cell>
          <table:table-cell table:formula="of:=IF([Sheet1.F5]=&quot;&quot;;0;[Sheet1.F5]*[Sheet1.$L$2])" office:value-type="float" office:value="0" calcext:value-type="float">
            <text:p>0</text:p>
          </table:table-cell>
          <table:table-cell table:formula="of:=IF([Sheet1.G5]=&quot;&quot;;0;[Sheet1.G5]*[Sheet1.$L$2])" office:value-type="float" office:value="1048576" calcext:value-type="float">
            <text:p>1048576</text:p>
          </table:table-cell>
          <table:table-cell table:formula="of:=IF([Sheet1.H5]=&quot;&quot;;0;[Sheet1.H5]*[Sheet1.$L$2])" office:value-type="float" office:value="1048576" calcext:value-type="float">
            <text:p>1048576</text:p>
          </table:table-cell>
          <table:table-cell table:formula="of:=IF([Sheet1.I5]=&quot;&quot;;0;[Sheet1.I5]*[Sheet1.$L$2])" office:value-type="float" office:value="1048576" calcext:value-type="float">
            <text:p>1048576</text:p>
          </table:table-cell>
        </table:table-row>
        <table:table-row table:style-name="ro1">
          <table:table-cell table:formula="of:=IF([Sheet1.B6]=&quot;&quot;;0;[Sheet1.B6]*[Sheet1.$L$2])" office:value-type="float" office:value="0" calcext:value-type="float">
            <text:p>0</text:p>
          </table:table-cell>
          <table:table-cell table:formula="of:=IF([Sheet1.C6]=&quot;&quot;;0;[Sheet1.C6]*[Sheet1.$L$2])" office:value-type="float" office:value="0" calcext:value-type="float">
            <text:p>0</text:p>
          </table:table-cell>
          <table:table-cell table:formula="of:=IF([Sheet1.D6]=&quot;&quot;;0;[Sheet1.D6]*[Sheet1.$L$2])" office:value-type="float" office:value="0" calcext:value-type="float">
            <text:p>0</text:p>
          </table:table-cell>
          <table:table-cell table:formula="of:=IF([Sheet1.E6]=&quot;&quot;;0;[Sheet1.E6]*[Sheet1.$L$2])" office:value-type="float" office:value="0" calcext:value-type="float">
            <text:p>0</text:p>
          </table:table-cell>
          <table:table-cell table:formula="of:=IF([Sheet1.F6]=&quot;&quot;;0;[Sheet1.F6]*[Sheet1.$L$2])" office:value-type="float" office:value="0" calcext:value-type="float">
            <text:p>0</text:p>
          </table:table-cell>
          <table:table-cell table:formula="of:=IF([Sheet1.G6]=&quot;&quot;;0;[Sheet1.G6]*[Sheet1.$L$2])" office:value-type="float" office:value="0" calcext:value-type="float">
            <text:p>0</text:p>
          </table:table-cell>
          <table:table-cell table:formula="of:=IF([Sheet1.H6]=&quot;&quot;;0;[Sheet1.H6]*[Sheet1.$L$2])" office:value-type="float" office:value="0" calcext:value-type="float">
            <text:p>0</text:p>
          </table:table-cell>
          <table:table-cell table:formula="of:=IF([Sheet1.I6]=&quot;&quot;;0;[Sheet1.I6]*[Sheet1.$L$2])" office:value-type="float" office:value="0" calcext:value-type="float">
            <text:p>0</text:p>
          </table:table-cell>
        </table:table-row>
        <table:table-row table:style-name="ro1">
          <table:table-cell table:formula="of:=IF([Sheet1.B7]=&quot;&quot;;0;[Sheet1.B7]*[Sheet1.$L$2])" office:value-type="float" office:value="0" calcext:value-type="float">
            <text:p>0</text:p>
          </table:table-cell>
          <table:table-cell table:formula="of:=IF([Sheet1.C7]=&quot;&quot;;0;[Sheet1.C7]*[Sheet1.$L$2])" office:value-type="float" office:value="0" calcext:value-type="float">
            <text:p>0</text:p>
          </table:table-cell>
          <table:table-cell table:formula="of:=IF([Sheet1.D7]=&quot;&quot;;0;[Sheet1.D7]*[Sheet1.$L$2])" office:value-type="float" office:value="0" calcext:value-type="float">
            <text:p>0</text:p>
          </table:table-cell>
          <table:table-cell table:formula="of:=IF([Sheet1.E7]=&quot;&quot;;0;[Sheet1.E7]*[Sheet1.$L$2])" office:value-type="float" office:value="0" calcext:value-type="float">
            <text:p>0</text:p>
          </table:table-cell>
          <table:table-cell table:formula="of:=IF([Sheet1.F7]=&quot;&quot;;0;[Sheet1.F7]*[Sheet1.$L$2])" office:value-type="float" office:value="0" calcext:value-type="float">
            <text:p>0</text:p>
          </table:table-cell>
          <table:table-cell table:formula="of:=IF([Sheet1.G7]=&quot;&quot;;0;[Sheet1.G7]*[Sheet1.$L$2])" office:value-type="float" office:value="0" calcext:value-type="float">
            <text:p>0</text:p>
          </table:table-cell>
          <table:table-cell table:formula="of:=IF([Sheet1.H7]=&quot;&quot;;0;[Sheet1.H7]*[Sheet1.$L$2])" office:value-type="float" office:value="0" calcext:value-type="float">
            <text:p>0</text:p>
          </table:table-cell>
          <table:table-cell table:formula="of:=IF([Sheet1.I7]=&quot;&quot;;0;[Sheet1.I7]*[Sheet1.$L$2])" office:value-type="float" office:value="0" calcext:value-type="float">
            <text:p>0</text:p>
          </table:table-cell>
        </table:table-row>
        <table:table-row table:style-name="ro1">
          <table:table-cell table:formula="of:=IF([Sheet1.B8]=&quot;&quot;;0;[Sheet1.B8]*[Sheet1.$L$2])" office:value-type="float" office:value="0" calcext:value-type="float">
            <text:p>0</text:p>
          </table:table-cell>
          <table:table-cell table:formula="of:=IF([Sheet1.C8]=&quot;&quot;;0;[Sheet1.C8]*[Sheet1.$L$2])" office:value-type="float" office:value="0" calcext:value-type="float">
            <text:p>0</text:p>
          </table:table-cell>
          <table:table-cell table:formula="of:=IF([Sheet1.D8]=&quot;&quot;;0;[Sheet1.D8]*[Sheet1.$L$2])" office:value-type="float" office:value="0" calcext:value-type="float">
            <text:p>0</text:p>
          </table:table-cell>
          <table:table-cell table:formula="of:=IF([Sheet1.E8]=&quot;&quot;;0;[Sheet1.E8]*[Sheet1.$L$2])" office:value-type="float" office:value="0" calcext:value-type="float">
            <text:p>0</text:p>
          </table:table-cell>
          <table:table-cell table:formula="of:=IF([Sheet1.F8]=&quot;&quot;;0;[Sheet1.F8]*[Sheet1.$L$2])" office:value-type="float" office:value="0" calcext:value-type="float">
            <text:p>0</text:p>
          </table:table-cell>
          <table:table-cell table:formula="of:=IF([Sheet1.G8]=&quot;&quot;;0;[Sheet1.G8]*[Sheet1.$L$2])" office:value-type="float" office:value="0" calcext:value-type="float">
            <text:p>0</text:p>
          </table:table-cell>
          <table:table-cell table:formula="of:=IF([Sheet1.H8]=&quot;&quot;;0;[Sheet1.H8]*[Sheet1.$L$2])" office:value-type="float" office:value="0" calcext:value-type="float">
            <text:p>0</text:p>
          </table:table-cell>
          <table:table-cell table:formula="of:=IF([Sheet1.I8]=&quot;&quot;;0;[Sheet1.I8]*[Sheet1.$L$2])" office:value-type="float" office:value="0" calcext:value-type="float">
            <text:p>0</text:p>
          </table:table-cell>
        </table:table-row>
        <table:table-row table:style-name="ro1">
          <table:table-cell table:formula="of:=IF([Sheet1.B9]=&quot;&quot;;0;[Sheet1.B9]*[Sheet1.$L$2])" office:value-type="float" office:value="0" calcext:value-type="float">
            <text:p>0</text:p>
          </table:table-cell>
          <table:table-cell table:formula="of:=IF([Sheet1.C9]=&quot;&quot;;0;[Sheet1.C9]*[Sheet1.$L$2])" office:value-type="float" office:value="0" calcext:value-type="float">
            <text:p>0</text:p>
          </table:table-cell>
          <table:table-cell table:formula="of:=IF([Sheet1.D9]=&quot;&quot;;0;[Sheet1.D9]*[Sheet1.$L$2])" office:value-type="float" office:value="0" calcext:value-type="float">
            <text:p>0</text:p>
          </table:table-cell>
          <table:table-cell table:formula="of:=IF([Sheet1.E9]=&quot;&quot;;0;[Sheet1.E9]*[Sheet1.$L$2])" office:value-type="float" office:value="0" calcext:value-type="float">
            <text:p>0</text:p>
          </table:table-cell>
          <table:table-cell table:formula="of:=IF([Sheet1.F9]=&quot;&quot;;0;[Sheet1.F9]*[Sheet1.$L$2])" office:value-type="float" office:value="0" calcext:value-type="float">
            <text:p>0</text:p>
          </table:table-cell>
          <table:table-cell table:formula="of:=IF([Sheet1.G9]=&quot;&quot;;0;[Sheet1.G9]*[Sheet1.$L$2])" office:value-type="float" office:value="0" calcext:value-type="float">
            <text:p>0</text:p>
          </table:table-cell>
          <table:table-cell table:formula="of:=IF([Sheet1.H9]=&quot;&quot;;0;[Sheet1.H9]*[Sheet1.$L$2])" office:value-type="float" office:value="0" calcext:value-type="float">
            <text:p>0</text:p>
          </table:table-cell>
          <table:table-cell table:formula="of:=IF([Sheet1.I9]=&quot;&quot;;0;[Sheet1.I9]*[Sheet1.$L$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6:26:31.566689872</meta:creation-date>
    <meta:generator>LibreOffice/4.2.8.2$Linux_X86_64 LibreOffice_project/420m0$Build-2</meta:generator>
    <meta:document-statistic meta:table-count="2" meta:cell-count="98" meta:object-count="0"/>
  </office:meta>
</office:document-meta>
</file>